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Serif" svg:font-family="DejaVuSerif" style:font-family-generic="system"/>
    <style:font-face style:name="LiberationSerif" svg:font-family="Liberation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Charter" svg:font-family="'Bitstream Charter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topia" svg:font-family="Utopia" style:font-family-generic="swiss" style:font-pitch="variable"/>
    <style:font-face style:name="Lohit Devanagari1" svg:font-family="'Lohit Devanagari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style:font-name="Nimbus Sans L" fo:font-size="9pt" fo:font-style="italic" style:font-size-asian="9pt" style:font-style-asian="italic" style:font-size-complex="9pt" style:font-style-complex="italic"/>
    </style:style>
    <style:style style:name="P2" style:family="paragraph" style:parent-style-name="Standard">
      <style:paragraph-properties fo:margin-left="3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3.5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4.5in" fo:margin-right="0in" fo:text-indent="0in" style:auto-text-indent="false">
        <style:tab-stops/>
      </style:paragraph-properties>
    </style:style>
    <style:style style:name="P5" style:family="paragraph" style:parent-style-name="Subtitle">
      <style:paragraph-properties fo:text-align="start" style:justify-single-word="false"/>
      <style:text-properties style:font-name="Utopia" fo:font-size="18pt" fo:font-style="normal" style:text-underline-style="solid" style:text-underline-width="auto" style:text-underline-color="font-color" style:text-underline-mode="continuous" style:text-overline-mode="continuous" style:text-line-through-mode="continuous" style:font-size-asian="18pt" style:font-style-asian="normal" style:font-size-complex="18pt" style:font-style-complex="normal"/>
    </style:style>
    <style:style style:name="P6" style:family="paragraph" style:parent-style-name="List_20_Paragraph">
      <style:text-properties fo:font-size="14pt" style:font-size-asian="14pt" style:font-size-complex="14pt"/>
    </style:style>
    <style:style style:name="P7" style:family="paragraph" style:parent-style-name="List_20_Paragraph">
      <style:paragraph-properties fo:margin-left="0.3335in" fo:margin-right="0in" fo:text-indent="0in" style:auto-text-indent="false">
        <style:tab-stops/>
      </style:paragraph-properties>
    </style:style>
    <style:style style:name="P8" style:family="paragraph" style:parent-style-name="List_20_Paragraph">
      <style:paragraph-properties fo:margin-left="0.3335in" fo:margin-right="0in" fo:text-indent="0in" style:auto-text-indent="false">
        <style:tab-stops/>
      </style:paragraph-properties>
      <style:text-properties fo:font-size="16pt" fo:font-weight="bold" style:font-size-asian="16pt" style:font-weight-asian="bold" style:font-size-complex="16pt"/>
    </style:style>
    <style:style style:name="P9" style:family="paragraph" style:parent-style-name="List_20_Paragraph">
      <style:paragraph-properties fo:margin-left="0.3335in" fo:margin-right="0in" fo:text-indent="0in" style:auto-text-indent="false">
        <style:tab-stops/>
      </style:paragraph-properties>
      <style:text-properties fo:font-size="14pt" style:font-size-asian="14pt" style:font-size-complex="14pt"/>
    </style:style>
    <style:style style:name="P10" style:family="paragraph" style:parent-style-name="List_20_Paragraph">
      <style:paragraph-properties fo:margin-left="0.3335in" fo:margin-right="0in" fo:text-indent="0in" style:auto-text-indent="false">
        <style:tab-stops/>
      </style:paragraph-properties>
      <style:text-properties style:font-name="Bitstream Charter" fo:font-size="16pt" fo:font-weight="bold" style:font-size-asian="16pt" style:font-weight-asian="bold" style:font-size-complex="16pt"/>
    </style:style>
    <style:style style:name="P11" style:family="paragraph" style:parent-style-name="Standard">
      <style:text-properties fo:font-size="14pt" style:font-size-asian="14pt" style:font-size-complex="14pt"/>
    </style:style>
    <style:style style:name="P12" style:family="paragraph" style:parent-style-name="Standard">
      <style:paragraph-properties fo:margin-left="0.25in" fo:margin-right="0in" fo:text-indent="0in" style:auto-text-indent="false">
        <style:tab-stops/>
      </style:paragraph-properties>
      <style:text-properties fo:font-size="16pt" fo:font-weight="bold" style:font-size-asian="16pt" style:font-weight-asian="bold" style:font-size-complex="16pt"/>
    </style:style>
    <style:style style:name="P13" style:family="paragraph" style:parent-style-name="List_20_Paragraph">
      <style:paragraph-properties fo:margin-left="0.75in" fo:margin-right="0in" fo:text-indent="0in" style:auto-text-indent="false">
        <style:tab-stops/>
      </style:paragraph-properties>
      <style:text-properties fo:font-size="16pt" fo:font-weight="bold" style:font-size-asian="16pt" style:font-weight-asian="bold" style:font-size-complex="16pt"/>
    </style:style>
    <style:style style:name="P14" style:family="paragraph" style:parent-style-name="List_20_Paragraph">
      <style:paragraph-properties fo:margin-left="0.75in" fo:margin-right="0in" fo:text-indent="0in" style:auto-text-indent="false">
        <style:tab-stops/>
      </style:paragraph-properties>
      <style:text-properties fo:font-size="14pt" style:font-size-asian="14pt" style:font-size-complex="14pt"/>
    </style:style>
    <style:style style:name="P15" style:family="paragraph" style:parent-style-name="List_20_Paragraph">
      <style:paragraph-properties fo:margin-left="0.75in" fo:margin-right="0in" fo:text-indent="0in" style:auto-text-indent="false">
        <style:tab-stops/>
      </style:paragraph-properties>
      <style:text-properties fo:font-size="14pt" style:font-size-asian="14pt" style:font-size-complex="16pt"/>
    </style:style>
    <style:style style:name="P16" style:family="paragraph" style:parent-style-name="List_20_Paragraph">
      <style:paragraph-properties fo:margin-left="0.75in" fo:margin-right="0in" fo:text-indent="0in" style:auto-text-indent="false">
        <style:tab-stops/>
      </style:paragraph-properties>
    </style:style>
    <style:style style:name="P17" style:family="paragraph" style:parent-style-name="Normal">
      <style:paragraph-properties fo:margin-left="0.75in" fo:margin-right="0in" fo:text-indent="0in" style:auto-text-indent="false">
        <style:tab-stops/>
      </style:paragraph-properties>
      <style:text-properties fo:font-size="16pt" style:font-size-asian="16pt" style:font-size-complex="14pt"/>
    </style:style>
    <style:style style:name="P18" style:family="paragraph" style:parent-style-name="Normal">
      <style:paragraph-properties fo:margin-left="0.75in" fo:margin-right="0in" fo:orphans="2" fo:widows="2" fo:hyphenation-ladder-count="no-limit" fo:text-indent="0in" style:auto-text-indent="false" style:text-autospace="none" style:vertical-align="auto">
        <style:tab-stops/>
      </style:paragraph-properties>
      <style:text-properties fo:hyphenate="true" fo:hyphenation-remain-char-count="0" fo:hyphenation-push-char-count="0"/>
    </style:style>
    <style:style style:name="P19" style:family="paragraph" style:parent-style-name="Normal">
      <style:paragraph-properties fo:margin-left="0.75in" fo:margin-right="0in" fo:text-indent="0in" style:auto-text-indent="false">
        <style:tab-stops/>
      </style:paragraph-properties>
      <style:text-properties style:font-name="Bitstream Charter" fo:font-size="14pt" style:font-size-asian="14pt" style:font-size-complex="14pt"/>
    </style:style>
    <style:style style:name="P20" style:family="paragraph" style:parent-style-name="List_20_Paragraph">
      <style:paragraph-properties fo:margin-left="0.3335in" fo:margin-right="0in" fo:hyphenation-ladder-count="no-limit" fo:text-indent="0.1665in" style:auto-text-indent="false" style:text-autospace="none" style:vertical-align="auto">
        <style:tab-stops/>
      </style:paragraph-properties>
      <style:text-properties fo:hyphenate="true" fo:hyphenation-remain-char-count="0" fo:hyphenation-push-char-count="0"/>
    </style:style>
    <style:style style:name="P21" style:family="paragraph" style:parent-style-name="List_20_Paragraph">
      <style:paragraph-properties fo:margin-left="1.5in" fo:margin-right="0in" fo:text-indent="0in" style:auto-text-indent="false">
        <style:tab-stops/>
      </style:paragraph-properties>
      <style:text-properties style:font-name="Bitstream Charter"/>
    </style:style>
    <style:style style:name="P22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Bitstream Charter" fo:font-size="16pt" fo:font-weight="bold" style:font-size-asian="16pt" style:font-weight-asian="bold" style:font-size-complex="16pt"/>
    </style:style>
    <style:style style:name="P23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Bitstream Charter"/>
    </style:style>
    <style:style style:name="P24" style:family="paragraph" style:parent-style-name="List_20_Paragraph">
      <style:paragraph-properties fo:margin-left="1in" fo:margin-right="0in" fo:text-indent="0in" style:auto-text-indent="false">
        <style:tab-stops/>
      </style:paragraph-properties>
      <style:text-properties style:font-name="Bitstream Charter" fo:font-size="14pt" style:font-size-asian="14pt" style:font-size-complex="14pt"/>
    </style:style>
    <style:style style:name="P25" style:family="paragraph" style:parent-style-name="Normal">
      <style:paragraph-properties fo:margin-left="0.25in" fo:margin-right="0in" fo:orphans="2" fo:widows="2" fo:hyphenation-ladder-count="no-limit" fo:text-indent="0.5in" style:auto-text-indent="false" style:text-autospace="none" style:vertical-align="auto">
        <style:tab-stops/>
      </style:paragraph-properties>
      <style:text-properties fo:hyphenate="true" fo:hyphenation-remain-char-count="0" fo:hyphenation-push-char-count="0"/>
    </style:style>
    <style:style style:name="P26" style:family="paragraph" style:parent-style-name="Normal">
      <style:text-properties style:font-name="Bitstream Charter" fo:font-size="14pt" fo:font-weight="bold" style:font-size-asian="14pt" style:font-weight-asian="bold" style:font-size-complex="14pt"/>
    </style:style>
    <style:style style:name="P27" style:family="paragraph" style:parent-style-name="Heading_20_1" style:list-style-name="WWNum6"/>
    <style:style style:name="P28" style:family="paragraph" style:parent-style-name="List_20_Paragraph" style:list-style-name="WWNum6"/>
    <style:style style:name="P29" style:family="paragraph" style:parent-style-name="List_20_Paragraph" style:list-style-name="WWNum14">
      <style:text-properties fo:font-size="18pt" fo:font-weight="bold" style:font-size-asian="18pt" style:font-weight-asian="bold" style:font-size-complex="18pt"/>
    </style:style>
    <style:style style:name="P30" style:family="paragraph" style:parent-style-name="List_20_Paragraph" style:list-style-name="WWNum15">
      <style:text-properties fo:font-size="16pt" fo:font-weight="bold" style:font-size-asian="16pt" style:font-weight-asian="bold" style:font-size-complex="16pt"/>
    </style:style>
    <style:style style:name="P31" style:family="paragraph" style:parent-style-name="List_20_Paragraph" style:list-style-name="L1">
      <style:text-properties fo:font-size="14pt" style:font-size-asian="14pt" style:font-size-complex="14pt"/>
    </style:style>
    <style:style style:name="P32" style:family="paragraph" style:parent-style-name="List_20_Paragraph" style:list-style-name="WWNum15">
      <style:text-properties style:font-name="Bitstream Charter" fo:font-size="16pt" fo:font-weight="bold" style:font-size-asian="16pt" style:font-weight-asian="bold" style:font-size-complex="16pt"/>
    </style:style>
    <style:style style:name="P33" style:family="paragraph" style:parent-style-name="List_20_Paragraph" style:list-style-name="L2">
      <style:text-properties style:font-name="Bitstream Charter"/>
    </style:style>
    <style:style style:name="P34" style:family="paragraph" style:parent-style-name="List_20_Paragraph" style:list-style-name="L3"/>
    <style:style style:name="P35" style:family="paragraph" style:parent-style-name="List_20_Paragraph" style:list-style-name="L3">
      <style:paragraph-properties fo:hyphenation-ladder-count="no-limit" style:text-autospace="none" style:vertical-align="auto"/>
      <style:text-properties style:font-name="LiberationSerif" fo:font-size="14pt" style:letter-kerning="false" style:font-size-asian="14pt" style:font-name-complex="LiberationSerif" style:font-size-complex="14pt" style:language-complex="ar" style:country-complex="SA" fo:hyphenate="true" fo:hyphenation-remain-char-count="0" fo:hyphenation-push-char-count="0"/>
    </style:style>
    <style:style style:name="P36" style:family="paragraph" style:parent-style-name="List_20_Paragraph">
      <style:paragraph-properties fo:margin-left="0.3335in" fo:margin-right="0in" fo:text-indent="0in" style:auto-text-indent="false">
        <style:tab-stops/>
      </style:paragraph-properties>
    </style:style>
    <style:style style:name="P37" style:family="paragraph" style:parent-style-name="Title" style:master-page-name="MP0">
      <style:paragraph-properties style:page-number="auto" fo:break-before="page"/>
      <style:text-properties fo:color="#5b9bd5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size-complex="20pt"/>
    </style:style>
    <style:style style:name="P38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9" style:family="paragraph">
      <style:paragraph-properties fo:margin-left="0in" fo:margin-right="0in" fo:margin-top="0in" fo:margin-bottom="0in" fo:line-height="100%" fo:text-align="center" fo:text-indent="0in"/>
    </style:style>
    <style:style style:name="P4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P4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22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style:paragraph-properties fo:margin-left="0in" fo:margin-right="0in" fo:margin-top="0in" fo:margin-bottom="0in" fo:line-height="100%" fo:text-indent="0in"/>
    </style:style>
    <style:style style:name="P44" style:family="paragraph">
      <style:paragraph-properties fo:margin-left="0in" fo:margin-right="0in" fo:margin-top="0in" fo:margin-bottom="0in" fo:line-height="100%" fo:text-indent="0in"/>
      <style:text-properties fo:color="#000000" style:text-outline="false" style:text-line-through-style="none" style:font-name="Liberation Sans1" fo:font-size="26pt" fo:font-style="italic" fo:text-shadow="none" style:text-underline-style="none" fo:font-weight="bold" style:letter-kerning="true" style:font-name-asian="WenQuanYi Zen Hei" style:font-size-asian="26pt" style:font-style-asian="italic" style:font-weight-asian="bold" style:font-name-complex="Lohit Devanagari1" style:font-size-complex="26pt" style:font-style-complex="italic" style:font-weight-complex="bold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indent="0in"/>
      <style:text-properties fo:color="#000080" style:text-outline="false" style:text-line-through-style="none" style:font-name="Liberation Sans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1" fo:font-size="22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1" fo:font-size="22pt" fo:font-style="normal" fo:text-shadow="1pt 1pt" style:text-underline-style="solid" style:text-underline-width="auto" style:text-underline-color="font-color" fo:font-weight="bold" style:letter-kerning="true" style:font-name-asian="WenQuanYi Zen Hei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" style:family="text">
      <style:text-properties style:text-position="super 67%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iberationSerif" fo:font-size="15pt" style:letter-kerning="false" style:font-size-asian="15pt" style:font-name-complex="LiberationSerif" style:font-size-complex="15pt" style:language-complex="ar" style:country-complex="SA"/>
    </style:style>
    <style:style style:name="T8" style:family="text">
      <style:text-properties style:font-name="LiberationSerif" fo:font-size="14pt" style:letter-kerning="false" style:font-size-asian="14pt" style:font-name-complex="LiberationSerif" style:font-size-complex="14pt" style:language-complex="ar" style:country-complex="SA"/>
    </style:style>
    <style:style style:name="T9" style:family="text">
      <style:text-properties style:font-name="DejaVuSerif" style:letter-kerning="false" style:font-name-complex="DejaVuSerif" style:language-complex="ar" style:country-complex="SA"/>
    </style:style>
    <style:style style:name="T10" style:family="text">
      <style:text-properties style:font-name="DejaVuSerif" fo:font-size="10pt" style:letter-kerning="false" style:font-size-asian="10pt" style:font-name-complex="DejaVuSerif" style:font-size-complex="10pt" style:language-complex="ar" style:country-complex="SA"/>
    </style:style>
    <style:style style:name="T11" style:family="text">
      <style:text-properties fo:color="#000000" fo:font-size="14pt" fo:language="en" fo:country="GB" style:font-size-asian="14pt" style:font-size-complex="14pt"/>
    </style:style>
    <style:style style:name="T12" style:family="text">
      <style:text-properties style:font-name="Symbol" style:letter-kerning="false" style:font-name-complex="Symbol" style:language-complex="ar" style:country-complex="SA"/>
    </style:style>
    <style:style style:name="T13" style:family="text">
      <style:text-properties style:font-name="Bitstream Charter" fo:font-size="14pt" style:font-size-asian="14pt" style:font-size-complex="14pt"/>
    </style:style>
    <style:style style:name="T14" style:family="text">
      <style:text-properties style:font-name="Bitstream Charter" fo:font-size="14pt" fo:font-weight="bold" style:font-size-asian="14pt" style:font-weight-asian="bold" style:font-size-complex="14pt"/>
    </style:style>
    <style:style style:name="T15" style:family="text">
      <style:text-properties style:use-window-font-color="true" style:text-outline="false" style:text-line-through-style="none" style:font-name="Liberation Sans1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font-name="Liberation Sans1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font-name="Liberation Sans1" fo:font-size="22pt" fo:font-style="normal" fo:text-shadow="none" style:text-underline-style="none" fo:font-weight="normal" style:letter-kerning="true" style:font-name-asian="WenQuanYi Zen Hei" style:font-size-asian="22pt" style:font-style-asian="normal" style:font-weight-asian="normal" style:font-name-complex="Lohit Devanagari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font-name="Liberation Sans1" fo:font-size="26pt" fo:font-style="italic" fo:text-shadow="none" style:text-underline-style="none" fo:font-weight="bold" style:letter-kerning="true" style:font-name-asian="WenQuanYi Zen Hei" style:font-size-asian="26pt" style:font-style-asian="italic" style:font-weight-asian="bold" style:font-name-complex="Lohit Devanagari1" style:font-size-complex="26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80" style:text-outline="false" style:text-line-through-style="none" style:font-name="Liberation Sans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font-name="Liberation Sans1" fo:font-size="22pt" fo:font-style="normal" fo:text-shadow="none" style:text-underline-style="none" fo:font-weight="bold" style:letter-kerning="true" style:font-name-asian="WenQuanYi Zen Hei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font-name="Liberation Sans1" fo:font-size="22pt" fo:font-style="normal" fo:text-shadow="1pt 1pt" style:text-underline-style="solid" style:text-underline-width="auto" style:text-underline-color="font-color" fo:font-weight="bold" style:letter-kerning="true" style:font-name-asian="WenQuanYi Zen Hei" style:font-size-asian="22pt" style:font-style-asian="normal" style:font-weight-asian="bold" style:font-name-complex="Lohit Devanagari1" style:font-size-complex="2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style-name="WW_5f_CharLFO2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2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1.344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3937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2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6" style:family="graphic">
      <style:graphic-properties draw:stroke="none" svg:stroke-width="0in" svg:stroke-color="#800000" draw:marker-start="" draw:marker-start-width="0.1181in" draw:marker-start-center="false" draw:marker-end="" draw:marker-end-width="0.1181in" draw:marker-end-center="false" draw:fill="none" draw:fill-color="#ffffff" fo:min-height="0.2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e6e6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3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7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8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49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1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fo:min-height="0.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56" style:family="graphic">
      <style:graphic-properties draw:stroke="none" svg:stroke-width="0in" svg:stroke-color="#000000" draw:marker-start="" draw:marker-start-width="0.1181in" draw:marker-start-center="false" draw:marker-end="Arrowheads_20_2" draw:marker-end-width="0.1181in" draw:marker-end-center="false" draw:fill="none" draw:fill-color="#ffffff" fo:min-height="0.25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Software Requirement Specifications for Wi-File Trans-Proto</text:p>
      <text:p text:style-name="P2"><text:s/><text:span text:style-name="Default_20_Paragraph_20_Font"><text:span text:style-name="T1">Prepared By iON Cyberous Team:</text:span></text:span></text:p>
      <text:p text:style-name="P3">P. Susanth (N091130)</text:p>
      <text:p text:style-name="P3">B. Chandra Sekhar (N100441)</text:p>
      <text:p text:style-name="P3">P. Vidya Annapurna (N091121)</text:p>
      <text:p text:style-name="Standard"><text:s text:c="2"/><text:tab/><text:tab/><text:tab/><text:tab/><text:tab/><text:tab/><text:tab/>K. Anjani Venkata Lakshmi (N100472)</text:p>
      <text:p text:style-name="Standard"><text:tab/><text:tab/><text:tab/><text:tab/><text:tab/><text:tab/><text:tab/>J.Jayalakshmi (N100869)</text:p>
      <text:p text:style-name="P4"/>
      <text:p text:style-name="Standard"><text:tab/><text:tab/><text:tab/><text:tab/><text:tab/><text:tab/><text:tab/>Rajiv Gandhi University-Nuzvid</text:p>
      <text:p text:style-name="Standard"><text:tab/><text:tab/><text:tab/><text:tab/><text:tab/><text:tab/><text:tab/>Computer Science Engineering.</text:p>
      <text:p text:style-name="Standard"><text:tab/><text:tab/><text:tab/><text:tab/><text:tab/><text:tab/><text:tab/>E2SEM2-CSE3-Team No:6</text:p>
      <text:p text:style-name="Standard"><text:tab/><text:tab/><text:tab/><text:tab/><text:tab/><text:tab/><text:tab/>Team Name:iON Cyberous.</text:p>
      <text:p text:style-name="P4"/>
      <text:p text:style-name="Standard"><text:tab/><text:tab/><text:tab/><text:tab/><text:tab/><text:tab/><text:tab/>24<text:span text:style-name="Default_20_Paragraph_20_Font"><text:span text:style-name="T2">th</text:span></text:span> Feb, 2014 Monday.</text:p>
      <text:p text:style-name="P4"/>
      <text:p text:style-name="P5">Table of Contents</text:p>
      <text:list xml:id="list354725563" text:style-name="WWNum6">
        <text:list-item text:start-value="1">
          <text:p text:style-name="P27">Introductions</text:p>
          <text:list>
            <text:list-item>
              <text:p text:style-name="P28">Purpose</text:p>
            </text:list-item>
            <text:list-item>
              <text:p text:style-name="P28">Product Scope</text:p>
            </text:list-item>
            <text:list-item>
              <text:p text:style-name="P28">Definitions, Acronyms and Abbreviations</text:p>
            </text:list-item>
            <text:list-item>
              <text:p text:style-name="P28">Technologies to be used</text:p>
            </text:list-item>
            <text:list-item>
              <text:p text:style-name="P28">References</text:p>
            </text:list-item>
          </text:list>
        </text:list-item>
        <text:list-item>
          <text:p text:style-name="P27">Overall Description</text:p>
          <text:list>
            <text:list-item>
              <text:p text:style-name="P28">Product Perspective</text:p>
            </text:list-item>
            <text:list-item>
              <text:p text:style-name="P28">Product Functions</text:p>
            </text:list-item>
            <text:list-item>
              <text:p text:style-name="P28">User Classes And Characteristics</text:p>
            </text:list-item>
            <text:list-item>
              <text:p text:style-name="P28">Operation Environment</text:p>
            </text:list-item>
            <text:list-item>
              <text:p text:style-name="P28">Design And Implementation of Constraints</text:p>
            </text:list-item>
            <text:list-item>
              <text:p text:style-name="P28">User Documentations</text:p>
            </text:list-item>
            <text:list-item>
              <text:p text:style-name="P28">Assumptions and Dependencies</text:p>
            </text:list-item>
          </text:list>
        </text:list-item>
        <text:list-item>
          <text:p text:style-name="P27">External Interface Requirements</text:p>
          <text:list>
            <text:list-item>
              <text:p text:style-name="P28">User Interfaces</text:p>
            </text:list-item>
            <text:list-item>
              <text:p text:style-name="P28">Hardware Interfaces</text:p>
            </text:list-item>
            <text:list-item>
              <text:p text:style-name="P28">Software Interfaces</text:p>
            </text:list-item>
            <text:list-item>
              <text:p text:style-name="P28">Communication Interfaces</text:p>
            </text:list-item>
          </text:list>
        </text:list-item>
        <text:list-item>
          <text:p text:style-name="P27">System Features</text:p>
          <text:list>
            <text:list-item>
              <text:p text:style-name="P28">System Feature 1</text:p>
            </text:list-item>
            <text:list-item>
              <text:p text:style-name="P28">System Feature 2</text:p>
            </text:list-item>
          </text:list>
        </text:list-item>
        <text:list-item>
          <text:p text:style-name="P27"><text:soft-page-break/>Nonfunctional Requirements</text:p>
          <text:list>
            <text:list-item>
              <text:p text:style-name="P28">Performance Requirements</text:p>
            </text:list-item>
            <text:list-item>
              <text:p text:style-name="P28">Safety Requirements</text:p>
            </text:list-item>
            <text:list-item>
              <text:p text:style-name="P28">Security Requirements</text:p>
            </text:list-item>
            <text:list-item>
              <text:p text:style-name="P28">Software Quality Attributes</text:p>
            </text:list-item>
            <text:list-item>
              <text:p text:style-name="P28">Business Rules</text:p>
            </text:list-item>
          </text:list>
        </text:list-item>
        <text:list-item>
          <text:p text:style-name="P27">Other Requirements</text:p>
        </text:list-item>
      </text:list>
      <text:p text:style-name="Standard"/>
      <text:p text:style-name="Standard"/>
      <text:list xml:id="list1432910003" text:style-name="WWNum14">
        <text:list-item text:start-value="1">
          <text:p text:style-name="P29">Introduction</text:p>
        </text:list-item>
      </text:list>
      <text:list xml:id="list2024000691" text:style-name="WWNum15">
        <text:list-item>
          <text:list>
            <text:list-item>
              <text:p text:style-name="P30">Purpose</text:p>
            </text:list-item>
          </text:list>
        </text:list-item>
      </text:list>
      <text:p text:style-name="P7"><text:span text:style-name="Default_20_Paragraph_20_Font"><text:span text:style-name="T3"><text:s text:c="8"/></text:span></text:span><text:span text:style-name="Default_20_Paragraph_20_Font"><text:span text:style-name="T4"><text:s text:c="4"/>The project “Wi-File Trans-Proto” is an android based mobile application. The purpose is to share the files quiet faster and show Wi-Fi signal status and strength.</text:span></text:span></text:p>
      <text:p text:style-name="P8"/>
      <text:list xml:id="list1377421759" text:continue-numbering="true" text:style-name="WWNum15">
        <text:list-item>
          <text:list>
            <text:list-item>
              <text:p text:style-name="P30">Product Scope</text:p>
            </text:list-item>
          </text:list>
        </text:list-item>
      </text:list>
      <text:p text:style-name="P7"><text:span text:style-name="Default_20_Paragraph_20_Font"><text:span text:style-name="T5"><text:s text:c="6"/></text:span></text:span><text:span text:style-name="Default_20_Paragraph_20_Font"><text:span text:style-name="T4">Main scope of this application as follows</text:span></text:span></text:p>
      <text:p text:style-name="P11">1. Share (send &amp; receive) files with hi-speed of gimmick drag &amp; drop method on the screen of app.</text:p>
      <text:p text:style-name="P11">2. Show Wi-Fi status (in meters) with respect to distance and signal strength (in percentage).</text:p>
      <text:p text:style-name="P11"/>
      <text:p text:style-name="P12"/>
      <text:p text:style-name="P13"><text:s text:c="2"/></text:p>
      <text:list xml:id="list1674314605" text:continue-numbering="true" text:style-name="WWNum15">
        <text:list-item>
          <text:list>
            <text:list-item>
              <text:p text:style-name="P30">Definitions, Acronyms and Abbreviations</text:p>
            </text:list-item>
          </text:list>
        </text:list-item>
      </text:list>
      <text:p text:style-name="P7"><text:span text:style-name="Default_20_Paragraph_20_Font"><text:span text:style-name="T3"><text:s text:c="14"/></text:span></text:span><text:span text:style-name="Default_20_Paragraph_20_Font"><text:span text:style-name="T4">X</text:span></text:span><text:span text:style-name="Default_20_Paragraph_20_Font"><text:span text:style-name="T4">ML: Extensive Markup Language.</text:span></text:span></text:p>
      <text:p text:style-name="P9"><text:tab/><text:tab/>J2ME: Java 2 Mobile Enterprise.</text:p>
      <text:p text:style-name="P9"><text:tab/><text:tab/>SQLite: Structured Query Language with Lightweight database access and control.</text:p>
      <text:p text:style-name="P9"><text:tab/><text:tab/>DBMS: Database Management System.</text:p>
      <text:p text:style-name="P9"><text:tab/><text:tab/>XML is a language which store the processed displayable Markup data in the form of manifest.</text:p>
      <text:p text:style-name="P9"><text:tab/><text:tab/>J2ME is Java mobile programming language which can useful to implement the logic &amp; process to execute the task on mobile interface.</text:p>
      <text:p text:style-name="P9"><text:s text:c="13"/>SQLite is query language which can give access to Database Management System and retrieve the information as per user’s query.</text:p>
      <text:p text:style-name="P7"><text:span text:style-name="Default_20_Paragraph_20_Font"><text:span text:style-name="T4"><text:s text:c="13"/>DBMS is the Database Management System which can store the device and phone data in mobile with secure and safe mode</text:span></text:span><text:span text:style-name="Default_20_Paragraph_20_Font"><text:span text:style-name="T6">.</text:span></text:span></text:p>
      <text:list xml:id="list1654837396" text:continue-numbering="true" text:style-name="WWNum15">
        <text:list-item>
          <text:list>
            <text:list-item>
              <text:p text:style-name="P30"><text:soft-page-break/>Technologies to be used</text:p>
            </text:list-item>
          </text:list>
        </text:list-item>
      </text:list>
      <text:p text:style-name="P14">XML, Java,J2ME,Java eclipse, Android OS, Android SDK, SQLite, DBMS</text:p>
      <text:list xml:id="list1131658591" text:continue-numbering="true" text:style-name="WWNum15">
        <text:list-item>
          <text:list>
            <text:list-item>
              <text:p text:style-name="P30">References</text:p>
            </text:list-item>
          </text:list>
        </text:list-item>
      </text:list>
      <text:p text:style-name="P14">http://developers.android.com</text:p>
      <text:list xml:id="list825639367" text:continue-numbering="true" text:style-name="WWNum15">
        <text:list-item>
          <text:p text:style-name="P30">Overall Description</text:p>
          <text:list>
            <text:list-item>
              <text:p text:style-name="P30">Product Perspective:</text:p>
            </text:list-item>
          </text:list>
        </text:list-item>
      </text:list>
      <text:p text:style-name="P6">Our project works on wireless network i.e., Wi-Fi. We</text:p>
      <text:p text:style-name="P6"><text:s/>are trying to transmit the <text:s/>information data little bit faster.</text:p>
      <text:list xml:id="list2003625139" text:continue-numbering="true" text:style-name="WWNum15">
        <text:list-item>
          <text:list>
            <text:list-item>
              <text:p text:style-name="P30">Product Functions</text:p>
            </text:list-item>
          </text:list>
        </text:list-item>
      </text:list>
      <text:p text:style-name="P6">Major functionalities provided by application is follows:</text:p>
      <text:list xml:id="list2101079912" text:style-name="L1">
        <text:list-item>
          <text:list>
            <text:list-item>
              <text:p text:style-name="P31">Files transmission with drag &amp; drop method</text:p>
            </text:list-item>
            <text:list-item>
              <text:p text:style-name="P31">Show Wi-Fi status and strength.</text:p>
              <text:p text:style-name="P31"/>
            </text:list-item>
          </text:list>
        </text:list-item>
      </text:list>
      <text:list xml:id="list796309690" text:style-name="WWNum15">
        <text:list-item>
          <text:list>
            <text:list-item>
              <text:p text:style-name="P30">User Classes and Characteristics</text:p>
            </text:list-item>
          </text:list>
        </text:list-item>
      </text:list>
      <text:p text:style-name="P17">The main users of this software are Android mobile users who have Wi-Fi connection and administrator.</text:p>
      <text:list xml:id="list1129320974" text:continue-numbering="true" text:style-name="WWNum15">
        <text:list-item>
          <text:list>
            <text:list-item>
              <text:p text:style-name="P30">Operation Environment</text:p>
            </text:list-item>
          </text:list>
        </text:list-item>
      </text:list>
      <text:p text:style-name="P6"><text:tab/>The application is operates in Android Operating System. The Cellular device must have above Android 2.3.3 Version of operating system and the cellular phone must have Wi-Fi.</text:p>
      <text:list xml:id="list883560983" text:continue-numbering="true" text:style-name="WWNum15">
        <text:list-item>
          <text:list>
            <text:list-item>
              <text:p text:style-name="P30">Design and Implementation Constraints</text:p>
            </text:list-item>
          </text:list>
        </text:list-item>
      </text:list>
      <text:p text:style-name="P20"><text:span text:style-name="Default_20_Paragraph_20_Font"><text:span text:style-name="T7">Some of the constraint includes the interfaces to other applications. It requires a database such as SQLite to maintain the updated app management.</text:span></text:span></text:p>
      <text:list xml:id="list826398754" text:continue-numbering="true" text:style-name="WWNum15">
        <text:list-item>
          <text:list>
            <text:list-item>
              <text:p text:style-name="P30">User Documents</text:p>
            </text:list-item>
          </text:list>
        </text:list-item>
      </text:list>
      <text:p text:style-name="P18"><text:span text:style-name="Default_20_Paragraph_20_Font"><text:span text:style-name="T9">It will</text:span></text:span><text:span text:style-name="Default_20_Paragraph_20_Font"><text:span text:style-name="T9"> give help when user by clicking into help button. Help includes guidelines about registration and details.</text:span></text:span><text:span text:style-name="Default_20_Paragraph_20_Font"><text:span text:style-name="T10"> </text:span></text:span><text:span text:style-name="Default_20_Paragraph_20_Font"><text:span text:style-name="T9">Also there is documentation where each member could get information about Wi-Fi Hi-per scan and trans proto and how to use this software.</text:span></text:span></text:p>
      <text:list xml:id="list1201963177" text:continue-numbering="true" text:style-name="WWNum15">
        <text:list-item>
          <text:list>
            <text:list-item>
              <text:p text:style-name="P30">Assumptions and Dependencies</text:p>
            </text:list-item>
          </text:list>
        </text:list-item>
      </text:list>
      <text:p text:style-name="P6">Android <text:s/>Platform &amp; Wi-Fi Cellular phone.</text:p>
      <text:list xml:id="list1407312486" text:continue-numbering="true" text:style-name="WWNum15">
        <text:list-item>
          <text:p text:style-name="P30">External Interface Requirement</text:p>
          <text:list>
            <text:list-item>
              <text:p text:style-name="P30">User Interface:</text:p>
            </text:list-item>
          </text:list>
        </text:list-item>
      </text:list>
      <text:p text:style-name="P15">Wi-File TP is a android application which the user can interact with Wi-Fi System in Micro device.</text:p>
      <text:list xml:id="list1538475405" text:continue-numbering="true" text:style-name="WWNum15">
        <text:list-item>
          <text:list>
            <text:list-item>
              <text:p text:style-name="P32">Hardware Interfaces</text:p>
            </text:list-item>
          </text:list>
        </text:list-item>
      </text:list>
      <text:p text:style-name="P16"><text:span text:style-name="Default_20_Paragraph_20_Font"><text:span text:style-name="T11">Cellular Device which have Android OS and Wi-Fi </text:span></text:span></text:p>
      <text:list xml:id="list1734208425" text:continue-numbering="true" text:style-name="WWNum15">
        <text:list-item>
          <text:list>
            <text:list-item>
              <text:p text:style-name="P32"><text:soft-page-break/>Software Interfaces</text:p>
            </text:list-item>
          </text:list>
        </text:list-item>
      </text:list>
      <text:p text:style-name="P16"><text:span text:style-name="Default_20_Paragraph_20_Font"><text:span text:style-name="T4">The system shall interface with XML,SQLite,J2ME</text:span></text:span></text:p>
      <text:list xml:id="list180462947" text:continue-numbering="true" text:style-name="WWNum15">
        <text:list-item>
          <text:list>
            <text:list-item>
              <text:p text:style-name="P32">Communication Interfaces</text:p>
            </text:list-item>
          </text:list>
        </text:list-item>
      </text:list>
      <text:p text:style-name="P19">We need to transfer the files through Wi-Fi. So we have to connect the Wi-Fi device.</text:p>
      <text:list xml:id="list1564488940" text:continue-numbering="true" text:style-name="WWNum15">
        <text:list-item>
          <text:p text:style-name="P32">System Features</text:p>
          <text:list>
            <text:list-item>
              <text:p text:style-name="P32">System Feature 1</text:p>
            </text:list-item>
          </text:list>
        </text:list-item>
      </text:list>
      <text:p text:style-name="P10"/>
      <text:list xml:id="list1084154164" text:continue-numbering="true" text:style-name="WWNum15">
        <text:list-item>
          <text:list>
            <text:list-item>
              <text:list>
                <text:list-item>
                  <text:p text:style-name="P32">Description and Priority</text:p>
                </text:list-item>
              </text:list>
            </text:list-item>
          </text:list>
        </text:list-item>
      </text:list>
      <text:p text:style-name="P21">We are using “Drag and Drop” method for transferring files. By this method we can transfer data quickly.</text:p>
      <text:p text:style-name="P21">We also get device information.</text:p>
      <text:p text:style-name="P22"/>
      <text:list xml:id="list1158379115" text:continue-numbering="true" text:style-name="WWNum15">
        <text:list-item>
          <text:list>
            <text:list-item>
              <text:list>
                <text:list-item>
                  <text:p text:style-name="P32">Stimulus/Response Sequences</text:p>
                </text:list-item>
              </text:list>
            </text:list-item>
          </text:list>
        </text:list-item>
      </text:list>
      <text:p text:style-name="P23">User can send messages by using Wi-Fi <text:s text:c="2"/>and he can also able to transfer the files that required and see the status of signal. And user can retrieve the information of other device.</text:p>
      <text:list xml:id="list1893015940" text:continue-numbering="true" text:style-name="WWNum15">
        <text:list-item>
          <text:list>
            <text:list-item>
              <text:list>
                <text:list-item>
                  <text:p text:style-name="P32">Functional Requirements</text:p>
                </text:list-item>
              </text:list>
            </text:list-item>
          </text:list>
        </text:list-item>
      </text:list>
      <text:list xml:id="list44352584" text:style-name="L2">
        <text:list-item>
          <text:p text:style-name="P33">Secured Log in and Secured Database Management System. This was completely protected from the outside threats.</text:p>
        </text:list-item>
      </text:list>
      <text:p text:style-name="P25"><text:span text:style-name="Default_20_Paragraph_20_Font"><text:span text:style-name="T12"></text:span></text:span><text:span text:style-name="Default_20_Paragraph_20_Font"><text:span text:style-name="T9">Adequate searching mechanisms for easy and quick access to <text:tab/><text:tab/><text:tab/>particular information</text:span></text:span><text:span text:style-name="Default_20_Paragraph_20_Font"><text:span text:style-name="T10">.</text:span></text:span></text:p>
      <text:list xml:id="list635083750" text:style-name="WWNum15">
        <text:list-item>
          <text:p text:style-name="P32">Non-Functional Requirement</text:p>
          <text:list>
            <text:list-item>
              <text:p text:style-name="P32">Performance Requirements</text:p>
            </text:list-item>
          </text:list>
        </text:list-item>
      </text:list>
      <text:list xml:id="list301554504" text:style-name="L3">
        <text:list-item>
          <text:p text:style-name="P35">Speed and accuracy in retrieving data from database.</text:p>
        </text:list-item>
        <text:list-item>
          <text:p text:style-name="P35"><text:s/>Providing correct details.</text:p>
        </text:list-item>
        <text:list-item>
          <text:p text:style-name="P34"><text:span text:style-name="Default_20_Paragraph_20_Font"><text:span text:style-name="T8">No redundancy in data storing.</text:span></text:span></text:p>
        </text:list-item>
      </text:list>
      <text:list xml:id="list1472902302" text:style-name="WWNum15">
        <text:list-item>
          <text:list>
            <text:list-item>
              <text:p text:style-name="P32">Software Quality Attributes</text:p>
              <text:list>
                <text:list-item>
                  <text:p text:style-name="P32">.Easy to use interface:</text:p>
                </text:list-item>
              </text:list>
            </text:list-item>
          </text:list>
        </text:list-item>
      </text:list>
      <text:p text:style-name="P24">It is user friendly interface with little knowledge of Android device and Wi-Fi.</text:p>
      <text:p text:style-name="Normal"><text:span text:style-name="Default_20_Paragraph_20_Font"><text:span text:style-name="T13"><text:tab/></text:span></text:span><text:span text:style-name="Default_20_Paragraph_20_Font"><text:span text:style-name="T14">5.3.2. Efficiency:</text:span></text:span></text:p>
      <text:p text:style-name="Normal"><text:span text:style-name="Default_20_Paragraph_20_Font"><text:span text:style-name="T14"><text:tab/><text:tab/></text:span></text:span><text:span text:style-name="Default_20_Paragraph_20_Font"><text:span text:style-name="T13">App is efficient to information of signal strength and status and transmission of files.</text:span></text:span></text:p>
      <text:p text:style-name="P26"><text:s/></text:p>
      <text:p text:style-name="P7"/>
      <text:p text:style-name="P7"/>
      <text:p text:style-name="P7"/>
      <text:p text:style-name="P7"><draw:g text:anchor-type="paragraph" draw:z-index="2" draw:style-name="gr1"><draw:custom-shape draw:style-name="gr37" draw:text-style-name="P45" svg:width="0.7996in" svg:height="1.0004in" svg:x="2.5811in" svg:y="1.761in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draw:style-name="gr38" draw:text-style-name="P45" svg:x1="2.9803in" svg:y1="2.7614in" svg:x2="2.9803in" svg:y2="4.7614in"><text:p/></draw:line><draw:line draw:style-name="gr39" draw:text-style-name="P45" svg:x1="2.9811in" svg:y1="3.0114in" svg:x2="2.5811in" svg:y2="3.7614in"><text:p/></draw:line><draw:line draw:style-name="gr40" draw:text-style-name="P45" svg:x1="2.9803in" svg:y1="3.0114in" svg:x2="3.3803in" svg:y2="3.7614in"><text:p/></draw:line><draw:line draw:style-name="gr41" draw:text-style-name="P45" svg:x1="2.9811in" svg:y1="4.0114in" svg:x2="2.5811in" svg:y2="4.7614in"><text:p/></draw:line><draw:line draw:style-name="gr42" draw:text-style-name="P45" svg:x1="2.9803in" svg:y1="4.0114in" svg:x2="3.3803in" svg:y2="4.7614in"><text:p/></draw:line><draw:custom-shape draw:style-name="gr43" draw:text-style-name="P45" svg:width="1.7996in" svg:height="1.5004in" svg:x="0.3819in" svg:y="0.761in"><text:p text:style-name="P39"><text:span text:style-name="T19"><text:s text:c="2"/></text:span><text:span text:style-name="T19">Search <text:s text:c="2"/></text:span></text:p><text:p text:style-name="P39"><text:span text:style-name="T19">Available </text:span></text:p><text:p text:style-name="P39"><text:span text:style-name="T19">Wi-Fi Networks</text:span></text:p><text:p text:style-name="P39"><text:span text:style-name="T19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4" draw:text-style-name="P45" svg:width="1.5996in" svg:height="1.2504in" svg:x="-0.0181in" svg:y="3.261in"><text:p text:style-name="P39"><text:span text:style-name="T19">Connect Wi-Fi</text:span></text:p><text:p text:style-name="P39"><text:span text:style-name="T19">Network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5" draw:text-style-name="P45" svg:width="1.7996in" svg:height="1.2504in" svg:x="0.1819in" svg:y="5.511in"><text:p text:style-name="P39"><text:span text:style-name="T19">File Transf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46" draw:text-style-name="P45" svg:x1="2.3811in" svg:y1="3.7614in" svg:x2="1.5815in" svg:y2="3.7614in"><text:p/></draw:line><draw:line draw:style-name="gr47" draw:text-style-name="P45" svg:x1="2.5807in" svg:y1="3.0114in" svg:x2="1.9811in" svg:y2="2.0114in"><text:p/></draw:line><draw:line draw:style-name="gr48" draw:text-style-name="P45" svg:x1="2.3807in" svg:y1="4.7614in" svg:x2="1.7811in" svg:y2="5.7614in"><text:p/></draw:line><draw:line draw:style-name="gr49" draw:text-style-name="P45" svg:x1="3.5803in" svg:y1="3.0114in" svg:x2="4.3799in" svg:y2="2.0114in"><text:p/></draw:line><draw:custom-shape draw:style-name="gr50" draw:text-style-name="P45" svg:width="1.7689in" svg:height="1.2504in" svg:x="4.2102in" svg:y="1.011in"><text:p text:style-name="P39"><text:span text:style-name="T19">Message cha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1" draw:text-style-name="P45" svg:x1="3.7803in" svg:y1="3.7614in" svg:x2="4.5799in" svg:y2="3.7614in"><text:p/></draw:line><draw:custom-shape draw:style-name="gr52" draw:text-style-name="P45" svg:width="1.8843in" svg:height="1.5004in" svg:x="4.5803in" svg:y="3.011in"><text:p text:style-name="P39"><text:span text:style-name="T19">Get device</text:span></text:p><text:p text:style-name="P39"><text:span text:style-name="T19">Information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3" draw:text-style-name="P45" svg:x1="3.7803in" svg:y1="4.5114in" svg:x2="4.1803in" svg:y2="5.7614in"><text:p/></draw:line><draw:custom-shape draw:style-name="gr54" draw:text-style-name="P45" svg:width="1.5996in" svg:height="1.2504in" svg:x="3.9803in" svg:y="5.511in"><text:p text:style-name="P39"><text:span text:style-name="T19">Wi-Fi statu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5" draw:text-style-name="P48" svg:width="1.5996in" svg:height="0.8012in" svg:x="2.1811in" svg:y="5.011in"><draw:text-box><text:p text:style-name="P43"><text:span text:style-name="T21">Mobile User</text:span></text:p></draw:text-box></draw:frame><draw:frame draw:style-name="gr56" draw:text-style-name="P49" svg:width="5.398in" svg:height="0.4504in" svg:x="0.1819in" svg:y="0in"><draw:text-box><text:p text:style-name="P43"><text:span text:style-name="T22">Use Case Diagram:</text:span></text:p></draw:text-box></draw:frame></draw:g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g text:anchor-type="paragraph" draw:z-index="1" draw:style-name="gr1"><draw:custom-shape draw:style-name="gr6" draw:text-style-name="P45" svg:width="5.3858in" svg:height="1.0004in" svg:x="0.4646in" svg:y="1.25in"><text:p text:style-name="P39"><text:span text:style-name="T19">Connect Wi-Fi with device nam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7" draw:text-style-name="P45" svg:x1="2.8339in" svg:y1="2.25in" svg:x2="2.8339in" svg:y2="3in"><text:p/></draw:line><draw:custom-shape draw:style-name="gr8" draw:text-style-name="P45" svg:width="2.1559in" svg:height="1.2504in" svg:x="1.7563in" svg:y="3in"><text:p text:style-name="P39"><text:span text:style-name="T19">Connectio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9" draw:text-style-name="P45" svg:x1="1.9724in" svg:y1="3.5in" svg:x2="1.1106in" svg:y2="3.5in"><text:p/></draw:line><draw:line draw:style-name="gr10" draw:text-style-name="P45" svg:x1="3.911in" svg:y1="3.5in" svg:x2="4.7728in" svg:y2="3.5in"><text:p/></draw:line><draw:line draw:style-name="gr11" draw:text-style-name="P45" svg:x1="1.1106in" svg:y1="3.5in" svg:x2="1.1106in" svg:y2="4.75in"><text:p/></draw:line><draw:line draw:style-name="gr12" draw:text-style-name="P45" svg:x1="4.7728in" svg:y1="3.5in" svg:x2="4.7728in" svg:y2="4.75in"><text:p/></draw:line><draw:custom-shape draw:style-name="gr13" draw:text-style-name="P45" svg:width="3.0161in" svg:height="1.0004in" svg:x="-0.6126in" svg:y="4.75in"><text:p text:style-name="P39"><text:span text:style-name="T19">Search or connect device again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14" draw:text-style-name="P46" svg:width="0.863in" svg:height="0.5988in" svg:x="1.1102in" svg:y="3.25in"><draw:text-box><text:p text:style-name="P43"><text:span text:style-name="T19">No</text:span></text:p></draw:text-box></draw:frame><draw:frame draw:style-name="gr15" draw:text-style-name="P46" svg:width="1.2921in" svg:height="0.5988in" svg:x="3.9118in" svg:y="3.25in"><draw:text-box><text:p text:style-name="P43"><text:span text:style-name="T19">Yes</text:span></text:p></draw:text-box></draw:frame><draw:rect draw:style-name="gr16" draw:text-style-name="P45" svg:width="3.0161in" svg:height="1.0004in" svg:x="3.2646in" svg:y="4.75in"><text:p text:style-name="P39"><text:span text:style-name="T19">Select File</text:span></text:p></draw:rect><draw:line draw:style-name="gr17" draw:text-style-name="P45" svg:x1="3.911in" svg:y1="5.75in" svg:x2="3.911in" svg:y2="6.25in"><text:p/></draw:line><draw:custom-shape draw:style-name="gr18" draw:text-style-name="P45" svg:width="1.815in" svg:height="1.0004in" svg:x="2.9583in" svg:y="6.25in"><text:p text:style-name="P39"><text:span text:style-name="T19">Selection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9" draw:text-style-name="P45" svg:x1="1.9724in" svg:y1="6.75in" svg:x2="3.0496in" svg:y2="6.75in"><text:p/></draw:line><draw:line draw:style-name="gr20" draw:text-style-name="P45" svg:x1="4.7728in" svg:y1="6.75in" svg:x2="5.8823in" svg:y2="6.75in"><text:p/></draw:line><draw:line draw:style-name="gr21" draw:text-style-name="P45" svg:x1="5.8496in" svg:y1="6.75in" svg:x2="5.8496in" svg:y2="7.6437in"><text:p/></draw:line><draw:frame draw:style-name="gr22" draw:text-style-name="P46" svg:width="0.8941in" svg:height="0.4925in" svg:x="4.9563in" svg:y="6.5in"><draw:text-box><text:p text:style-name="P43"><text:span text:style-name="T19">NO</text:span></text:p></draw:text-box></draw:frame><draw:frame draw:style-name="gr23" draw:text-style-name="P46" svg:width="0.8622in" svg:height="0.5988in" svg:x="2.1874in" svg:y="6.5in"><draw:text-box><text:p text:style-name="P43"><text:span text:style-name="T19">YES</text:span></text:p></draw:text-box></draw:frame><draw:custom-shape draw:style-name="gr24" draw:text-style-name="P45" svg:width="1.2921in" svg:height="0.7504in" svg:x="4.989in" svg:y="7.5in"><text:p text:style-name="P39"><text:span text:style-name="T19">Select File </text:span></text:p><text:p text:style-name="P39"><text:span text:style-name="T19">again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25" draw:text-style-name="P45" svg:width="2.3689in" svg:height="0.7504in" svg:x="-0.6126in" svg:y="6.25in"><text:p text:style-name="P39"><text:span text:style-name="T19">Select Target Devic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26" draw:text-style-name="P45" svg:x1="0.4646in" svg:y1="7in" svg:x2="0.4646in" svg:y2="7.5in"><text:p/></draw:line><draw:custom-shape draw:style-name="gr27" draw:text-style-name="P45" svg:width="2.8004in" svg:height="1.0004in" svg:x="-0.6126in" svg:y="7.5in"><text:p text:style-name="P39"><text:span text:style-name="T19">Share the file until Complete</text:span></text:p><draw:enhanced-geometry svg:viewBox="0 0 21600 21600" draw:glue-points="10800 0 0 10800 10800 21600 21600 10800" draw:type="flowchart-process" draw:enhanced-path="M 0 0 L 21600 0 21600 21600 0 21600 0 0 Z N"/></draw:custom-shape><draw:line draw:style-name="gr28" draw:text-style-name="P45" svg:x1="2.1878in" svg:y1="9.5in" svg:x2="2.6185in" svg:y2="9.5in"><text:p/></draw:line><draw:ellipse draw:style-name="gr29" draw:text-style-name="P45" svg:width="1.0776in" svg:height="1.2504in" svg:x="2.4035in" svg:y="8.75in"><text:p/></draw:ellipse><draw:ellipse draw:style-name="gr30" draw:text-style-name="P45" svg:width="0.2169in" svg:height="0.2504in" svg:x="2.8327in" svg:y="9.25in"><text:p/></draw:ellipse><draw:ellipse draw:style-name="gr31" draw:text-style-name="P45" svg:width="0.6461in" svg:height="0.5004in" svg:x="2.4035in" svg:y="0.25in"><text:p/></draw:ellipse><draw:line draw:style-name="gr32" draw:text-style-name="P45" svg:x1="2.8339in" svg:y1="0.75in" svg:x2="2.8339in" svg:y2="1.25in"><text:p/></draw:line><draw:line draw:style-name="gr33" draw:text-style-name="P45" svg:x1="1.972in" svg:y1="6.75in" svg:x2="1.7567in" svg:y2="6.75in"><text:p/></draw:line><draw:line draw:style-name="gr34" draw:text-style-name="P45" svg:x1="0.4646in" svg:y1="8.5in" svg:x2="0.4646in" svg:y2="9in"><text:p/></draw:line><draw:rect draw:style-name="gr35" draw:text-style-name="P45" svg:width="2.8004in" svg:height="0.7504in" svg:x="-0.6126in" svg:y="9in"><text:p text:style-name="P39"><text:span text:style-name="T19">File sharing is completed</text:span></text:p></draw:rect><draw:frame draw:style-name="gr36" draw:text-style-name="P47" svg:width="2.3705in" svg:height="1.0579in" svg:x="-0.3972in" svg:y="0in"><draw:text-box><text:p text:style-name="P43"><text:span text:style-name="T20">Activity diagram</text:span></text:p><text:p text:style-name="P43"><text:span text:style-name="T20">For File Transfer</text:span></text:p></draw:text-box></draw:frame></draw:g><text:soft-page-break/></text:p>
      <text:p text:style-name="P7"/>
      <text:p text:style-name="P7"/>
      <text:p text:style-name="P7"/>
      <text:p text:style-name="P7"/>
      <text:p text:style-name="P7"/>
      <text:p text:style-name="P7"><draw:g text:anchor-type="paragraph" draw:z-index="0" draw:style-name="gr1"><draw:rect draw:style-name="gr2" draw:text-style-name="P40" svg:width="3.5996in" svg:height="1.8724in" svg:x="1.5327in" svg:y="1.6047in"><text:p text:style-name="P39"><text:span text:style-name="T15">File Transferring</text:span></text:p></draw:rect><draw:rect draw:style-name="gr3" draw:text-style-name="P41" svg:width="3.5996in" svg:height="2.9433in" svg:x="1.5327in" svg:y="3.4772in"><text:p text:style-name="P39"><text:span text:style-name="T16">File name:String</text:span></text:p><text:p text:style-name="P39"><text:span text:style-name="T16">File type: String</text:span></text:p><text:p text:style-name="P39"><text:span text:style-name="T16">File size:Int</text:span></text:p></draw:rect><draw:rect draw:style-name="gr4" draw:text-style-name="P42" svg:width="3.5996in" svg:height="2.4079in" svg:x="1.5327in" svg:y="6.4201in"><text:p text:style-name="P39"><text:span text:style-name="T17">File sending</text:span></text:p><text:p text:style-name="P39"><text:span text:style-name="T17">File receiving</text:span></text:p></draw:rect><draw:frame draw:style-name="gr5" draw:text-style-name="P44" svg:width="6.478in" svg:height="1.4433in" svg:x="0.3335in" svg:y="0in"><draw:text-box><text:p text:style-name="P43"><text:span text:style-name="T18">Class diagram for File Transferring</text:span></text:p></draw:text-box></draw:frame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3"/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DejaVuSerif" svg:font-family="DejaVuSerif" style:font-family-generic="system"/>
    <style:font-face style:name="LiberationSerif" svg:font-family="LiberationSerif" style:font-family-generic="system"/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Charter" svg:font-family="'Bitstream Charter'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Utopia" svg:font-family="Utopia" style:font-family-generic="swiss" style:font-pitch="variable"/>
    <style:font-face style:name="Lohit Devanagari1" svg:font-family="'Lohit Devanagari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Arrowheads_20_2" draw:display-name="Arrowheads 2" svg:viewBox="0 0 1013 1130" svg:d="m1009 1050-449-1008-22-30-29-12-34 12-21 26-449 1012-5 13v8l5 21 12 21 17 13 21 4h903l21-4 21-13 9-21 4-21v-8z"/>
    <style:default-style style:family="graphic">
      <style:graphic-properties draw:stroke="solid" svg:stroke-width="0.0138in" svg:stroke-color="#41719c" draw:stroke-linejoin="miter" draw:fill-color="#5b9bd5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in" fo:keep-together="always" fo:hyphenation-ladder-count="no-limit" fo:keep-with-next="always"/>
      <style:text-properties fo:color="#2e74b5" style:font-name="Calibri Light" fo:font-size="16pt" style:font-size-asian="16pt" style:font-size-complex="16pt" fo:hyphenate="false" fo:hyphenation-remain-char-count="0" fo:hyphenation-push-char-count="0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hyphenation-ladder-count="no-limit" fo:keep-with-next="always"/>
      <style:text-properties fo:color="#2e74b5" style:font-name="Calibri Light" fo:font-size="13pt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28in" fo:margin-bottom="0in" fo:keep-together="always" fo:hyphenation-ladder-count="no-limit" fo:keep-with-next="always"/>
      <style:text-properties fo:color="#1f4d78" style:font-name="Calibri Light" fo:hyphenate="false" fo:hyphenation-remain-char-count="0" fo:hyphenation-push-char-count="0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28in" fo:margin-bottom="0in" fo:keep-together="always" fo:hyphenation-ladder-count="no-limit" fo:keep-with-next="always"/>
      <style:text-properties fo:color="#2e74b5" style:font-name="Calibri Light" fo:font-style="italic" style:font-style-asian="italic" style:font-style-complex="italic" fo:hyphenate="false" fo:hyphenation-remain-char-count="0" fo:hyphenation-push-char-count="0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28in" fo:margin-bottom="0in" fo:keep-together="always" fo:hyphenation-ladder-count="no-limit" fo:keep-with-next="always"/>
      <style:text-properties fo:color="#2e74b5" style:font-name="Calibri Light" fo:hyphenate="false" fo:hyphenation-remain-char-count="0" fo:hyphenation-push-char-count="0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28in" fo:margin-bottom="0in" fo:keep-together="always" fo:hyphenation-ladder-count="no-limit" fo:keep-with-next="always"/>
      <style:text-properties fo:color="#1f4d78" style:font-name="Calibri Ligh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itle" style:family="paragraph" style:parent-style-name="Standard" style:next-style-name="Subtitle" style:class="chapter">
      <style:paragraph-properties fo:text-align="center" style:justify-single-word="false" fo:hyphenation-ladder-count="no-limit"/>
      <style:text-properties style:font-name="Calibri Light" fo:font-size="28pt" fo:letter-spacing="-0.0071in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fo:color="#5a5a5a" fo:font-size="14pt" fo:letter-spacing="0.0102in" fo:font-style="italic" style:font-size-asian="14pt" style:font-style-asian="italic" style:font-size-complex="14pt" style:font-style-complex="italic" fo:hyphenate="false" fo:hyphenation-remain-char-count="0" fo:hyphenation-push-char-count="0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No_20_Spacing" style:display-name="No Spacing" style:family="paragraph">
      <style:paragraph-properties fo:orphans="2" fo:widows="2" fo:hyphenation-ladder-count="no-limit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071in" style:letter-kerning="true" style:font-size-asian="28pt" style:font-size-complex="28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Heading_20_2_20_Char" style:display-name="Heading 2 Ch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Heading_20_3_20_Char" style:display-name="Heading 3 Ch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/>
    </style:style>
    <style:style style:name="Heading_20_6_20_Char" style:display-name="Heading 6 Char" style:family="text" style:parent-style-name="Default_20_Paragraph_20_Font">
      <style:text-properties fo:color="#1f4d78" style:font-name="Calibri Ligh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>
      <style:text-properties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6LVL2" style:display-name="WW_CharLFO16LVL2" style:family="text">
      <style:text-properties style:font-name="Times New Roman" style:font-name-complex="Courier New"/>
    </style:style>
    <style:style style:name="WW_5f_CharLFO16LVL5" style:display-name="WW_CharLFO16LVL5" style:family="text">
      <style:text-properties style:font-name="Times New Roman" style:font-name-complex="Courier New"/>
    </style:style>
    <style:style style:name="WW_5f_CharLFO16LVL8" style:display-name="WW_CharLFO16LVL8" style:family="text">
      <style:text-properties style:font-name="Times New Roman" style:font-name-complex="Courier New"/>
    </style:style>
    <style:style style:name="WW_5f_CharLFO22LVL1" style:display-name="WW_CharLFO22LVL1" style:family="text">
      <style:text-properties style:font-name="OpenSymbol" style:font-name-asian="OpenSymbol" style:font-name-complex="OpenSymbol"/>
    </style:style>
    <style:style style:name="WW_5f_CharLFO22LVL2" style:display-name="WW_CharLFO22LVL2" style:family="text">
      <style:text-properties style:font-name="OpenSymbol" style:font-name-asian="OpenSymbol" style:font-name-complex="OpenSymbol"/>
    </style:style>
    <style:style style:name="WW_5f_CharLFO22LVL3" style:display-name="WW_CharLFO22LVL3" style:family="text">
      <style:text-properties style:font-name="OpenSymbol" style:font-name-asian="OpenSymbol" style:font-name-complex="OpenSymbol"/>
    </style:style>
    <style:style style:name="WW_5f_CharLFO22LVL4" style:display-name="WW_CharLFO22LVL4" style:family="text">
      <style:text-properties style:font-name="OpenSymbol" style:font-name-asian="OpenSymbol" style:font-name-complex="OpenSymbol"/>
    </style:style>
    <style:style style:name="WW_5f_CharLFO22LVL5" style:display-name="WW_CharLFO22LVL5" style:family="text">
      <style:text-properties style:font-name="OpenSymbol" style:font-name-asian="OpenSymbol" style:font-name-complex="OpenSymbol"/>
    </style:style>
    <style:style style:name="WW_5f_CharLFO22LVL6" style:display-name="WW_CharLFO22LVL6" style:family="text">
      <style:text-properties style:font-name="OpenSymbol" style:font-name-asian="OpenSymbol" style:font-name-complex="OpenSymbol"/>
    </style:style>
    <style:style style:name="WW_5f_CharLFO22LVL7" style:display-name="WW_CharLFO22LVL7" style:family="text">
      <style:text-properties style:font-name="OpenSymbol" style:font-name-asian="OpenSymbol" style:font-name-complex="OpenSymbol"/>
    </style:style>
    <style:style style:name="WW_5f_CharLFO22LVL8" style:display-name="WW_CharLFO22LVL8" style:family="text">
      <style:text-properties style:font-name="OpenSymbol" style:font-name-asian="OpenSymbol" style:font-name-complex="OpenSymbol"/>
    </style:style>
    <style:style style:name="WW_5f_CharLFO22LVL9" style:display-name="WW_CharLFO22LVL9" style:family="text">
      <style:text-properties style:font-name="OpenSymbol" style:font-name-asian="OpenSymbol" style:font-name-complex="OpenSymbol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 style:font-name-complex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 style:font-name-complex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 style:font-name-complex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09in" fo:margin-left="0.77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09in" fo:margin-left="0.77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709in" fo:margin-left="0.770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Nimbus Sans L"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Software Requirement Specifications for Wi-File Trans-proto</text:p>
      </style:header>
      <style:footer>
        <text:p text:style-name="MP2">By: iON Cyberous Team @ CSE3E2SEM2SEL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Linux OpenOffice.org_project/330m20$Build-9567</meta:generator>
    <meta:initial-creator>Susanth</meta:initial-creator>
    <meta:creation-date>2014-03-12T19:04:00Z</meta:creation-date>
    <dc:date>2014-03-27T09:05:50</dc:date>
    <meta:editing-cycles>32</meta:editing-cycles>
    <meta:editing-duration>PT1H38M47S</meta:editing-duration>
    <meta:document-statistic meta:table-count="0" meta:image-count="0" meta:object-count="0" meta:page-count="7" meta:paragraph-count="114" meta:word-count="768" meta:character-count="514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